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-color="#b4c7dc" draw:textarea-horizontal-align="justify" draw:textarea-vertical-align="middle" draw:auto-grow-height="false" fo:min-height="7.55cm" fo:min-width="24.9cm"/>
    </style:style>
    <style:style style:name="gr2" style:family="graphic" style:parent-style-name="standard">
      <style:graphic-properties draw:stroke="none" draw:fill-color="#004277" draw:textarea-horizontal-align="justify" draw:textarea-vertical-align="middle" draw:auto-grow-height="false" fo:min-height="1.15cm" fo:min-width="6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4277" draw:textarea-horizontal-align="justify" draw:textarea-vertical-align="middle" draw:auto-grow-height="false" fo:min-height="0.874cm" fo:min-width="5.5cm"/>
    </style:style>
    <style:style style:name="gr5" style:family="graphic" style:parent-style-name="standard">
      <style:graphic-properties draw:stroke="none" draw:stroke-dash="Fine_20_Dashed" draw:fill-color="#b4c7dc" draw:textarea-horizontal-align="justify" draw:textarea-vertical-align="top" draw:auto-grow-height="false" fo:min-height="9.374cm" fo:min-width="7.265cm"/>
    </style:style>
    <style:style style:name="gr6" style:family="graphic" style:parent-style-name="standard">
      <style:graphic-properties draw:stroke="none" draw:stroke-dash="Fine_20_Dashed" draw:fill-color="#b4c7dc" draw:textarea-horizontal-align="justify" draw:textarea-vertical-align="top" draw:auto-grow-height="false" fo:min-height="9.374cm" fo:min-width="9.641cm"/>
    </style:style>
    <style:style style:name="gr7" style:family="graphic" style:parent-style-name="standard">
      <style:graphic-properties draw:stroke="none" draw:fill-color="#004277" draw:textarea-horizontal-align="justify" draw:textarea-vertical-align="middle" draw:auto-grow-height="false" fo:min-height="0.874cm" fo:min-width="2.5cm"/>
    </style:style>
    <style:style style:name="gr8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9" style:family="graphic" style:parent-style-name="standard">
      <style:graphic-properties draw:stroke="none" draw:fill-color="#004277" draw:textarea-horizontal-align="justify" draw:textarea-vertical-align="middle" draw:auto-grow-height="false" fo:min-height="0.873cm" fo:min-width="5.124cm"/>
    </style:style>
    <style:style style:name="gr10" style:family="graphic" style:parent-style-name="standard">
      <style:graphic-properties draw:stroke="none" draw:stroke-dash="Fine_20_Dashed" draw:fill-color="#b4c7dc" draw:textarea-horizontal-align="justify" draw:textarea-vertical-align="top" draw:auto-grow-height="false" fo:min-height="1.194cm" fo:min-width="13.441cm"/>
    </style:style>
    <style:style style:name="gr11" style:family="graphic" style:parent-style-name="standard">
      <style:graphic-properties draw:stroke="none" draw:fill-color="#004277" draw:textarea-horizontal-align="justify" draw:textarea-vertical-align="middle" draw:auto-grow-height="false" fo:min-height="0.874cm" fo:min-width="5.218cm"/>
    </style:style>
    <style:style style:name="gr12" style:family="graphic" style:parent-style-name="standard">
      <style:graphic-properties draw:textarea-horizontal-align="justify" draw:textarea-vertical-align="middle" draw:auto-grow-height="false" fo:min-height="0.253cm" fo:min-width="2.677cm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0.232cm" fo:min-width="3.346cm"/>
    </style:style>
    <style:style style:name="gr14" style:family="graphic" style:parent-style-name="standard">
      <style:graphic-properties draw:stroke="none" draw:stroke-dash="Fine_20_Dashed" draw:fill-color="#b4c7dc" draw:textarea-horizontal-align="justify" draw:textarea-vertical-align="top" draw:auto-grow-height="false" fo:min-height="1.998cm" fo:min-width="13.441cm"/>
    </style:style>
    <style:style style:name="gr15" style:family="graphic" style:parent-style-name="standard">
      <style:graphic-properties draw:stroke="none" draw:stroke-dash="Fine_20_Dashed" draw:fill-color="#b4c7dc" draw:textarea-horizontal-align="justify" draw:textarea-vertical-align="top" draw:auto-grow-height="false" fo:min-height="9.374cm" fo:min-width="6.206cm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.78cm" fo:min-width="0.118cm"/>
    </style:style>
    <style:style style:name="gr17" style:family="graphic" style:parent-style-name="standard">
      <style:graphic-properties draw:stroke="none" draw:fill-color="#004277" draw:textarea-horizontal-align="justify" draw:textarea-vertical-align="middle" draw:auto-grow-height="false" fo:min-height="0.874cm" fo:min-width="3.618cm"/>
    </style:style>
    <style:style style:name="gr18" style:family="graphic" style:parent-style-name="standard">
      <style:graphic-properties draw:stroke="solid" svg:stroke-color="#000000" draw:fill-color="#ffff6d" draw:textarea-horizontal-align="justify" draw:textarea-vertical-align="middle" draw:auto-grow-height="false" fo:min-height="1.418cm" fo:min-width="2.65cm" fo:wrap-option="no-wrap"/>
    </style:style>
    <style:style style:name="gr19" style:family="graphic" style:parent-style-name="standard">
      <style:graphic-properties draw:stroke="solid" svg:stroke-color="#000000" draw:fill-color="#ffff6d" draw:textarea-horizontal-align="justify" draw:textarea-vertical-align="middle" draw:auto-grow-height="false" fo:min-height="1.418cm" fo:min-width="4.5cm" fo:wrap-option="no-wrap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2.629cm"/>
    </style:style>
    <style:style style:name="pr3" style:family="presentation" style:parent-style-name="Standard-outline1">
      <style:graphic-properties fo:min-height="8.884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4277"/>
      <style:paragraph-properties fo:text-align="center"/>
      <style:text-properties fo:color="#ffffff"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004277"/>
      <style:paragraph-properties fo:text-align="end"/>
      <style:text-properties fo:color="#000000" fo:font-size="18pt" fo:font-weight="bold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-color="#b4c7dc"/>
      <style:paragraph-properties fo:text-align="start"/>
      <style:text-properties fo:font-size="15pt" style:font-size-asian="15pt" style:font-size-complex="15pt"/>
    </style:style>
    <style:style style:name="P9" style:family="paragraph">
      <loext:graphic-properties draw:fill-color="#004277"/>
      <style:paragraph-properties fo:text-align="center"/>
      <style:text-properties fo:color="#ffffff"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ffff6d"/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000000" fo:font-size="18pt" fo:font-weight="bold" style:font-size-asian="18pt" style:font-size-complex="1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0000" fo:font-size="18pt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5.4cm" svg:height="7.8cm" svg:x="0.4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4cm" svg:x="1.2cm" svg:y="10.8cm">
          <text:p text:style-name="P2"><text:span text:style-name="T1">Native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4cm" svg:x="8.8cm" svg:y="10.8cm">
          <text:p text:style-name="P2"><text:span text:style-name="T1">Memory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4cm" svg:x="16.4cm" svg:y="10.8cm">
          <text:p text:style-name="P2"><text:span text:style-name="T1">Database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4cm" svg:x="1.2cm" svg:y="7.6cm">
          <text:p text:style-name="P2"><text:span text:style-name="T1">History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4cm" svg:x="9.4cm" svg:y="7.6cm">
          <text:p text:style-name="P2"><text:span text:style-name="T1">Remote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4cm" svg:x="17.4cm" svg:y="7.6cm">
          <text:p text:style-name="P2"><text:span text:style-name="T1">SubDirF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4" draw:text-style-name="P6" draw:layer="layout" svg:width="6cm" svg:height="1.124cm" svg:x="18.2cm" svg:y="0.4cm">
          <text:p text:style-name="P5"><text:span text:style-name="T2">RemoteFS usag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765cm" svg:height="9.624cm" svg:x="7.435cm" svg:y="5.376cm">
          <text:p text:style-name="P7"><text:span text:style-name="T3">Client: us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41cm" svg:height="9.624cm" svg:x="16.259cm" svg:y="5.376cm">
          <text:p text:style-name="P7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3cm" svg:height="1.124cm" svg:x="11.6cm" svg:y="6.2cm">
          <text:p text:style-name="P2"><text:span text:style-name="T4">RemoteF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1" draw:id="id1" draw:layer="layout" svg:width="3cm" svg:height="1.124cm" svg:x="8cm" svg:y="6.2cm">
          <text:p text:style-name="P2"><text:span text:style-name="T4">RemoteFile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11cm" svg:y1="6.762cm" svg:x2="11.6cm" svg:y2="6.762cm" draw:start-shape="id1" draw:end-shape="id2" draw:end-glue-point="3" svg:d="M11000 6762h600" svg:viewBox="0 0 601 1">
          <text:p/>
        </draw:connector>
        <draw:custom-shape draw:style-name="gr9" draw:text-style-name="P9" xml:id="id5" draw:id="id5" draw:layer="layout" svg:width="5.624cm" svg:height="1.123cm" svg:x="18.776cm" svg:y="6.2cm">
          <text:p text:style-name="P2"><text:span text:style-name="T4">RemoteFSRespon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3.941cm" svg:height="1.444cm" svg:x="0.2cm" svg:y="0.561cm">
          <text:p text:style-name="P7"><text:span text:style-name="T3">Client application based on FSF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3" draw:id="id3" draw:layer="layout" svg:width="5.718cm" svg:height="1.124cm" svg:x="18.682cm" svg:y="10.394cm">
          <text:p text:style-name="P2"><text:span text:style-name="T4">DatabaseF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4" draw:id="id4" draw:layer="layout" svg:width="3.176cm" svg:height="0.803cm" svg:x="20cm" svg:y="12.52cm">
          <text:p text:style-name="P2"><text:span text:style-name="T5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0" draw:layer="layout" draw:type="line" svg:x1="21.541cm" svg:y1="11.518cm" svg:x2="21.588cm" svg:y2="12.52cm" draw:start-shape="id3" draw:start-glue-point="2" draw:end-shape="id4" draw:end-glue-point="5" svg:d="M21541 11518l47 1002" svg:viewBox="0 0 48 1003">
          <text:p/>
        </draw:connector>
        <draw:custom-shape draw:style-name="gr13" draw:text-style-name="P11" draw:layer="layout" svg:width="4.8cm" svg:height="0.963cm" svg:x="14.2cm" svg:y="6.428cm">
          <text:p text:style-name="P2"><text:span text:style-name="T6">Byte strea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8" draw:layer="layout" svg:width="13.941cm" svg:height="2.248cm" svg:x="0.2cm" svg:y="2.647cm">
          <text:p text:style-name="P7"><text:span text:style-name="T3">File System Facad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6.706cm" svg:height="9.624cm" svg:x="0.2cm" svg:y="5.376cm">
          <text:p text:style-name="P7"><text:span text:style-name="T3">Client: for unit test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1.124cm" svg:x="0.376cm" svg:y="6.339cm">
          <text:p text:style-name="P2"><text:span text:style-name="T4">MemoryF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1.124cm" svg:x="3.729cm" svg:y="6.339cm">
          <text:p text:style-name="P2"><text:span text:style-name="T4">MemoryFi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235cm" svg:height="1.284cm" svg:x="6.553cm" svg:y="1.8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1" draw:layer="layout" svg:width="1.235cm" svg:height="1.284cm" svg:x="2.494cm" svg:y="4.2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1" draw:layer="layout" svg:width="1.235cm" svg:height="1.284cm" svg:x="10.612cm" svg:y="4.2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9" draw:layer="layout" svg:width="3cm" svg:height="1.124cm" svg:x="3.906cm" svg:y="3.45cm">
          <text:p text:style-name="P2"><text:span text:style-name="T4">FSF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1.124cm" svg:x="7.435cm" svg:y="3.45cm">
          <text:p text:style-name="P2"><text:span text:style-name="T4">FSFFile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21.588cm" svg:y1="7.323cm" svg:x2="18.941cm" svg:y2="8.323cm" draw:start-shape="id5" draw:start-glue-point="2" draw:end-shape="id6" draw:end-glue-point="0" svg:d="M21588 7323l-2647 1000" svg:viewBox="0 0 2648 1001">
          <text:p/>
        </draw:connector>
        <draw:custom-shape draw:style-name="gr17" draw:text-style-name="P9" xml:id="id6" draw:id="id6" draw:layer="layout" svg:width="4.118cm" svg:height="1.124cm" svg:x="16.882cm" svg:y="8.323cm">
          <text:p text:style-name="P2"><text:span text:style-name="T4">RemoteFSF</text:span></text:p>
          <text:p text:style-name="P2"><text:span text:style-name="T4">SystemProvider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21.588cm" svg:y1="7.323cm" svg:x2="21.541cm" svg:y2="10.394cm" draw:start-shape="id5" draw:start-glue-point="2" draw:end-shape="id3" draw:end-glue-point="0" svg:d="M21588 7323l-47 3071" svg:viewBox="0 0 48 3072">
          <text:p/>
        </draw:connector>
        <draw:custom-shape draw:style-name="gr18" draw:text-style-name="P12" draw:layer="layout" svg:width="3.4cm" svg:height="1.8cm" svg:x="13.8cm" svg:y="10.523cm">
          <text:p text:style-name="P2"><text:span text:style-name="T7">Includes custom </text:span></text:p>
          <text:p text:style-name="P2"><text:span text:style-name="T7">code for </text:span></text:p>
          <text:p text:style-name="P2"><text:span text:style-name="T7">authentification</text:span></text:p>
          <draw:enhanced-geometry svg:viewBox="0 0 21600 21600" draw:text-areas="800 800 20800 20800" draw:type="round-rectangular-callout" draw:modifiers="30427.9917671273 -16502.8317601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9" xml:id="id7" draw:id="id7" draw:layer="layout" svg:width="4.118cm" svg:height="1.124cm" svg:x="7.435cm" svg:y="8.076cm">
          <text:p text:style-name="P2"><text:span text:style-name="T4">RemoteFS</text:span></text:p>
          <text:p text:style-name="P2"><text:span text:style-name="T4">ConnectionProvid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5.4cm" svg:height="1.8cm" svg:x="7.4cm" svg:y="12.8cm">
          <text:p text:style-name="P2"><text:span text:style-name="T7">Includes custom </text:span></text:p>
          <text:p text:style-name="P2"><text:span text:style-name="T7">code to e.g. </text:span></text:p>
          <text:p text:style-name="P2"><text:span text:style-name="T7">open the URL to a servlet </text:span></text:p>
          <draw:enhanced-geometry svg:viewBox="0 0 21600 21600" draw:text-areas="800 800 20800 20800" draw:type="round-rectangular-callout" draw:modifiers="10374.0788742825 -45946.47418101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10" draw:layer="layout" draw:type="line" svg:x1="13.1cm" svg:y1="7.324cm" svg:x2="9.494cm" svg:y2="8.076cm" draw:start-shape="id2" draw:start-glue-point="2" draw:end-shape="id7" draw:end-glue-point="0" svg:d="M13100 7324l-3606 752" svg:viewBox="0 0 3607 753">
          <text:p/>
        </draw:connecto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Tes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Unit tests are located in „de.bright_side.filesystemfacade“</text:span></text:p>
              </text:list-item>
              <text:list-item>
                <text:p><text:span text:style-name="T8">Integration tests are located in „de.bright_side.filesystemfacade.encryptedfs</text:span><text:span text:style-name="T9">_it</text:span><text:span text:style-name="T8">“</text:span></text:p>
              </text:list-item>
              <text:list-item>
                <text:p><text:span text:style-name="T8">Settings for integration tests are located in the user directory of the local machine (next to Maven‘s „m2“ directory). On Windows: „C:\Users\&lt;username&gt;\.FileSystemFacade_test_config“. These files are needed:</text:span></text:p>
                <text:list>
                  <text:list-item>
                    <text:p><text:span text:style-name="T8">Database: „DatabaseFSTest-db-url.txt“, „DatabaseFSTest-db-user.txt“, „DatabaseFSTest-db-password.txt“</text:span></text:p>
                  </text:list-item>
                  <text:list-item>
                    <text:p><text:span text:style-name="T10">RemoteServlet: „</text:span><text:span text:style-name="T8">RemoteServletURL.txt“, „RemoteServletPassword.txt“</text:span></text:p>
                  </text:list-item>
                  <text:list-item>
                    <text:p><text:span text:style-name="T8">NativeFileTest: „NativeFileTestRootDir.txt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0:13:01.548000000</meta:creation-date>
    <meta:generator>LibreOffice/6.1.5.2$Windows_X86_64 LibreOffice_project/90f8dcf33c87b3705e78202e3df5142b201bd805</meta:generator>
    <dc:date>2020-04-04T14:50:20.356000000</dc:date>
    <meta:editing-duration>PT2H1M7S</meta:editing-duration>
    <meta:editing-cycles>20</meta:editing-cycles>
    <meta:document-statistic meta:object-count="64"/>
  </office:meta>
</office:document-meta>
</file>